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background-color="#33ff99"/>
    </style:style>
    <style:style style:name="P2" style:family="paragraph" style:parent-style-name="Text_20_body">
      <style:text-properties fo:font-weight="bold" officeooo:rsid="0006acf0" officeooo:paragraph-rsid="0006acf0" fo:background-color="#33ff99" style:font-weight-asian="bold" style:font-weight-complex="bold"/>
    </style:style>
    <style:style style:name="P3" style:family="paragraph" style:parent-style-name="Preformatted_20_Text">
      <style:text-properties fo:background-color="#33ff99"/>
    </style:style>
    <style:style style:name="P4" style:family="paragraph" style:parent-style-name="Preformatted_20_Text">
      <style:paragraph-properties fo:margin-top="0in" fo:margin-bottom="0.1965in" loext:contextual-spacing="false"/>
      <style:text-properties fo:background-color="#33ff99"/>
    </style:style>
    <style:style style:name="P5" style:family="paragraph" style:parent-style-name="Text_20_body">
      <style:paragraph-properties fo:margin-left="0in" fo:margin-right="0in" fo:text-indent="0in" style:auto-text-indent="false"/>
      <style:text-properties fo:font-weight="bold" officeooo:rsid="000a6147" officeooo:paragraph-rsid="000a6147" style:font-weight-asian="bold" style:font-weight-complex="bold"/>
    </style:style>
    <style:style style:name="P6" style:family="paragraph" style:parent-style-name="Text_20_body">
      <style:paragraph-properties fo:margin-left="0in" fo:margin-right="0in" fo:text-indent="0in" style:auto-text-indent="false"/>
      <style:text-properties fo:background-color="#33ff99"/>
    </style:style>
    <style:style style:name="P7" style:family="paragraph" style:parent-style-name="List_20_Contents">
      <style:paragraph-properties fo:margin-left="0in" fo:margin-right="0in" fo:margin-top="0in" fo:margin-bottom="0.1965in" loext:contextual-spacing="false" fo:text-indent="0in" style:auto-text-indent="false"/>
      <style:text-properties fo:font-weight="bold" officeooo:rsid="000a23a1" officeooo:paragraph-rsid="000a23a1" fo:background-color="#33ff99" style:font-weight-asian="bold" style:font-weight-complex="bold"/>
    </style:style>
    <style:style style:name="P8" style:family="paragraph" style:parent-style-name="List_20_Contents" style:list-style-name="L1">
      <style:paragraph-properties fo:margin-left="0.7874in" fo:margin-right="0in" fo:text-indent="0in" style:auto-text-indent="false"/>
    </style:style>
    <style:style style:name="P9" style:family="paragraph" style:parent-style-name="List_20_Contents" style:list-style-name="L1">
      <style:paragraph-properties fo:margin-left="0.7874in" fo:margin-right="0in" fo:margin-top="0in" fo:margin-bottom="0.1965in" loext:contextual-spacing="false" fo:text-indent="0in" style:auto-text-indent="false"/>
    </style:style>
    <style:style style:name="T1" style:family="text">
      <style:text-properties fo:background-color="#33ff99" loext:char-shading-value="0"/>
    </style:style>
    <style:style style:name="T2" style:family="text">
      <style:text-properties officeooo:rsid="000ac637" fo:background-color="#33ff99" loext:char-shading-value="0"/>
    </style:style>
    <style:style style:name="T3" style:family="text">
      <style:text-properties officeooo:rsid="0007d505"/>
    </style:style>
    <style:style style:name="T4" style:family="text">
      <style:text-properties officeooo:rsid="000a614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text:span text:style-name="T1">Read - </text:span><text:a xlink:type="simple" xlink:href="http://www.r2d3.us/visual-intro-to-machine-learning-part-1/" text:style-name="Internet_20_link" text:visited-style-name="Visited_20_Internet_20_Link"><text:span text:style-name="T1">http://www.r2d3.us/visual-intro-to-machine-learning-part-1/</text:span></text:a><text:span text:style-name="T1"> What is the quality of the classifier? Can you understand when it works well and when not?</text:span></text:p>
      <text:p text:style-name="P2">Just read and write.</text:p>
      <text:p text:style-name="P1">2. Use this small data example and build a decision tree (manually, explaining all steps/choices). </text:p>
      <text:p text:style-name="P3">ord. <text:s text:c="3"/>Outlook Temp <text:s text:c="3"/>Humidity <text:s text:c="7"/>Windy <text:s text:c="2"/>Play</text:p>
      <text:p text:style-name="P3">1 <text:s text:c="6"/>Sunny <text:s text:c="2"/>Hot <text:s text:c="4"/>High <text:s text:c="3"/>FALSE <text:s text:c="2"/>No</text:p>
      <text:p text:style-name="P3">2 <text:s text:c="6"/>Sunny <text:s text:c="2"/>Hot <text:s text:c="4"/>High <text:s text:c="3"/>TRUE <text:s text:c="3"/>No</text:p>
      <text:p text:style-name="P3">3 <text:s text:c="6"/>Overcast <text:s text:c="7"/>Hot <text:s text:c="4"/>High <text:s text:c="3"/>FALSE <text:s text:c="2"/>Yes</text:p>
      <text:p text:style-name="P3">4 <text:s text:c="6"/>Rainy <text:s text:c="2"/>Mild <text:s text:c="3"/>High <text:s text:c="3"/>FALSE <text:s text:c="2"/>Yes</text:p>
      <text:p text:style-name="P3">5 <text:s text:c="6"/>Rainy <text:s text:c="2"/>Cool <text:s text:c="3"/>Normal <text:s/>FALSE <text:s text:c="2"/>Yes</text:p>
      <text:p text:style-name="P3">6 <text:s text:c="6"/>Rainy <text:s text:c="2"/>Cool <text:s text:c="3"/>Normal <text:s/>TRUE <text:s text:c="3"/>No</text:p>
      <text:p text:style-name="P3">7 <text:s text:c="6"/>Overcast <text:s text:c="7"/>Cool <text:s text:c="3"/>Normal <text:s/>TRUE <text:s text:c="3"/>Yes</text:p>
      <text:p text:style-name="P3">8 <text:s text:c="6"/>Sunny <text:s text:c="2"/>Mild <text:s text:c="3"/>High <text:s text:c="3"/>FALSE <text:s text:c="2"/>No</text:p>
      <text:p text:style-name="P3">9 <text:s text:c="6"/>Sunny <text:s text:c="2"/>Cool <text:s text:c="3"/>Normal <text:s/>FALSE <text:s text:c="2"/>Yes</text:p>
      <text:p text:style-name="P3">10 <text:s text:c="5"/>Rainy <text:s text:c="2"/>Mild <text:s text:c="3"/>Normal <text:s/>FALSE <text:s text:c="2"/>Yes</text:p>
      <text:p text:style-name="P3">11 <text:s text:c="5"/>Sunny <text:s text:c="2"/>Mild <text:s text:c="3"/>Normal <text:s/>TRUE <text:s text:c="3"/>Yes</text:p>
      <text:p text:style-name="P3">12 <text:s text:c="5"/>Overcast <text:s text:c="7"/>Mild <text:s text:c="3"/>High <text:s text:c="3"/>TRUE <text:s text:c="3"/>Yes</text:p>
      <text:p text:style-name="P3">13 <text:s text:c="5"/>Overcast <text:s text:c="7"/>Hot <text:s text:c="4"/>Normal <text:s/>FALSE <text:s text:c="2"/>Yes</text:p>
      <text:p text:style-name="P3">14 <text:s text:c="5"/>Rainy <text:s text:c="2"/>Mild <text:s text:c="3"/>High <text:s text:c="3"/>TRUE <text:s text:c="3"/>No</text:p>
      <text:p text:style-name="P4">15 <text:s text:c="5"/>Overcast <text:s text:c="7"/>Cool <text:s text:c="3"/>High <text:s text:c="3"/>FALSE <text:s text:c="2"/>No</text:p>
      <text:p text:style-name="P1">Providing that there is mild, overcast, high humidity and high wind weather - should one play tennis or not? </text:p>
      <text:p text:style-name="P2">Just draw the tree and walk with the sentence he mentioned.</text:p>
      <text:p text:style-name="P2">Find which of the feature would split the class the best <text:span text:style-name="T3">and use it then go to the nexts feature. (to decide use entropy).</text:span></text:p>
      <text:p text:style-name="Text_20_body"><text:span text:style-name="T1">3. Use the </text:span><text:a xlink:type="simple" xlink:href="http://archive.ics.uci.edu/ml/datasets/Car+Evaluation" text:style-name="Internet_20_link" text:visited-style-name="Visited_20_Internet_20_Link"><text:span text:style-name="T1">Cars data set</text:span></text:a><text:span text:style-name="T1"> and apply decision trees for classification. Describe the tree. (you can use R, or Weka (</text:span><text:a xlink:type="simple" xlink:href="http://www.cs.waikato.ac.nz/ml/weka/" text:style-name="Internet_20_link" text:visited-style-name="Visited_20_Internet_20_Link"><text:span text:style-name="T1">install Weka from here</text:span></text:a><text:span text:style-name="T1">), or python... ). Compare the decision tree approach to the association rules derived from the same data. </text:span></text:p>
      <text:list xml:id="list230393359135823227" text:style-name="L1">
        <text:list-item>
          <text:p text:style-name="P8"><text:span text:style-name="T1">To make your life easier, we recommend you remove observations with two infrequent classes - </text:span><text:span text:style-name="Emphasis"><text:span text:style-name="T1">good</text:span></text:span><text:span text:style-name="T1"> and </text:span><text:span text:style-name="Emphasis"><text:span text:style-name="T1">v-good</text:span></text:span><text:span text:style-name="T1">. You can get the resulting dataset </text:span><text:a xlink:type="simple" xlink:href="http://kodu.ut.ee/%7Eilyav/data/car.data" text:style-name="Internet_20_link" text:visited-style-name="Visited_20_Internet_20_Link"><text:span text:style-name="T1">here</text:span></text:a><text:span text:style-name="T1"> </text:span></text:p>
        </text:list-item>
        <text:list-item>
          <text:p text:style-name="P9"><text:span text:style-name="T1">in R, you can use library </text:span><text:span text:style-name="Emphasis"><text:span text:style-name="T1">rpart</text:span></text:span><text:span text:style-name="T1"> to build the trees and </text:span><text:span text:style-name="Emphasis"><text:span text:style-name="T1">rpart.plot</text:span></text:span><text:span text:style-name="T1"> to visualize them </text:span></text:p>
        </text:list-item>
      </text:list>
      <text:p text:style-name="P7">Apply some tools on the data set <text:span text:style-name="T4">and compare</text:span></text:p>
      <text:p text:style-name="P6">4. Use the same cars data set. Apply decision trees and Naive Bayes classifiers on the same data. Can you confirm that one method is better than the other in some way? Perform 10-fold cross-validation. Provide final results as 2x2 tables of TP. FP, FN, TN and some measures - accuracy, precision, recall.</text:p>
      <text:p text:style-name="P5"><text:span text:style-name="T1">Only Naive Bayes , </text:span><text:span text:style-name="T2">decide which better depending on accuracy. By 10 foldes we mean take part of data and leave another for testing , and try <text:s/>another fold with another data (example 11-100 train,1-10 test , second fold:1-10+21→100 train , 11-20→ test.) after that build the confusion matrix.</text:span></text:p>
      <text:p text:style-name="Text_20_body"><text:span text:style-name="T1">5. Use the Titanic data set - compare your classifiers learned from Titanic data - decision trees, Bayes rules, association rules - and try to characterise the rules observed in data using these approaches. How can they be interpreted against each other?</text:span> </text:p>
      <text:p text:style-name="Text_20_body"><text:soft-page-break/>6<text:span text:style-name="T1">. (Bonus 1p) How to detect and avoid overfitting? What is the good (optimal?) size of the decision tree classifiers? Use the above Cars data, and for comparison use one of the two data sets - the Mushroom (</text:span><text:a xlink:type="simple" xlink:href="https://archive.ics.uci.edu/ml/datasets/Mushroom" text:style-name="Internet_20_link" text:visited-style-name="Visited_20_Internet_20_Link"><text:span text:style-name="T1">LINK</text:span></text:a><text:span text:style-name="T1">) or the Connect 4 (</text:span><text:a xlink:type="simple" xlink:href="https://archive.ics.uci.edu/ml/datasets/Connect-4" text:style-name="Internet_20_link" text:visited-style-name="Visited_20_Internet_20_Link"><text:span text:style-name="T1">LINK</text:span></text:a><text:span text:style-name="T1">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04:29:13.758560172</meta:creation-date>
    <dc:date>2016-04-02T04:01:13.925547481</dc:date>
    <meta:editing-duration>PT2H53M42S</meta:editing-duration>
    <meta:editing-cycles>10</meta:editing-cycles>
    <meta:generator>LibreOffice/5.0.5.2$Linux_X86_64 LibreOffice_project/00m0$Build-2</meta:generator>
    <meta:document-statistic meta:table-count="0" meta:image-count="0" meta:object-count="0" meta:page-count="2" meta:paragraph-count="30" meta:word-count="473" meta:character-count="2911" meta:non-whitespace-character-count="2192"/>
  </office:meta>
</office:document-meta>
</file>